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VL Gothic" svg:font-family="'VL Gothic'"/>
    <style:font-face style:name="DejaVu Sans" svg:font-family="'DejaVu Sans'" style:font-family-generic="system" style:font-pitch="variable"/>
  </office:font-face-decls>
  <office:automatic-styles>
    <style:style style:name="Table1" style:family="table">
      <style:table-properties style:width="4.4688in" table:align="left"/>
    </style:style>
    <style:style style:name="Table1.A" style:family="table-column">
      <style:table-column-properties style:column-width="0.3319in"/>
    </style:style>
    <style:style style:name="Table1.B" style:family="table-column">
      <style:table-column-properties style:column-width="0.3063in"/>
    </style:style>
    <style:style style:name="Table1.D" style:family="table-column">
      <style:table-column-properties style:column-width="3.5243in"/>
    </style:style>
    <style:style style:name="Table1.A1" style:family="table-cell">
      <style:table-cell-properties style:vertical-align="middle" fo:padding="0.0194in" fo:border="none"/>
    </style:style>
    <style:style style:name="P1" style:family="paragraph" style:parent-style-name="Standard">
      <style:paragraph-properties fo:margin-top="0in" fo:margin-bottom="0in"/>
      <style:text-properties fo:font-size="2pt" style:font-size-asian="2pt" style:font-size-complex="2pt"/>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able_20_Contents">
      <style:text-properties fo:font-weight="bold"/>
    </style:style>
    <style:style style:name="T1" style:family="text">
      <style:text-properties fo:font-weight="bold"/>
    </style:style>
    <style:style style:name="T2" style:family="text">
      <style:text-properties fo:font-size="7pt"/>
    </style:style>
    <style:style style:name="T3" style:family="text">
      <style:text-properties fo:font-size="7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line-break/>The Batch Ingest process uploads data files and the meta data that describes them into a Fedora Repository.<text:line-break/><text:line-break/>The config file with BATCH_INGEST locations is is ../WEB-INF/config/fedoraApp.properties In addition there are properties files within each institution directory (see below) that contain the user options selected during the previous batch ingest. <text:line-break/><text:line-break/>The METS files to be ingested contain the meta data that describes their content files. These files are called PCOs for Primary Content Objects. A single METS file and ALL of it's PCOs become a single Fedora DO (digital object) which is assigned a single unique identifier called a PID. A world wide digital handle is also assigned by handle.net This handle is requested from the Alliance Digital Repository (ADR) for each PID. This is accomplished by passing the PID to a web service hosted at the ADR http://adr.coalliance.org/ and the ADR obtains the handle from handle.net. <text:line-break/><text:line-break/><text:span text:style-name="Strong_20_Emphasis">Prior</text:span> to the start of a batch ingest, user options are preformed. This could include any of the following, deleting all previous completed files (in the completed folder), deleting all failed files (in the failed folder) and deleting following reports (in the logs folder). <text:line-break/><text:line-break/><text:span text:style-name="T1">While</text:span> the batch ingest is running any METS file that completes without error is moved into the completed folder. Any mets file the fails is moved into the failed folder. If the user has selected to move PCOs (primary content objects) they will moved into the completed folder when a METS ingest is successful. If the ingest fails PCOs are never moved into the failed folder. <text:line-break/><text:line-break/><text:span text:style-name="T1">After</text:span> completion of the batch run, two reports are generated, the main report which shows the number of completed and failed files along with a list of all errors. The second report is a PID report, this report maps the PID and the contents of the OBJID in the supplied METS file. <text:line-break/><text:line-break/>The batch Ingest allows multiple METS objects and their PCOs (Primary Context Objects) to be ingested with a single background thread. The Batch Ingest is tied to the concept of a <text:span text:style-name="Emphasis"><text:span text:style-name="T1">'batch set'</text:span></text:span>. A batch set is a project for a particular institution. An example of an institution is the 'University of Denver' and a project would be a group of METs files and their PCOs that are to be ingested. The institution and project (batch set) are mapped to a directory structure. For example if the top folder, that contains all institutions and their batch sets, is named 'batch_space' (set in the main config file) and the institution name/string for Colorado's University of Denver is 'codu' and the project is called 'frid' then the <text:span text:style-name="Emphasis"><text:span text:style-name="T1">batch set</text:span></text:span> would be under the path <text:span text:style-name="Emphasis"><text:span text:style-name="T1">/batch_space/codu/frid/</text:span></text:span> <text:line-break/><text:line-break/><text:span text:style-name="T1">A </text:span><text:span text:style-name="Emphasis"><text:span text:style-name="T1">batch set</text:span></text:span><text:span text:style-name="T1"> contains the following directory stucture </text:span>(folder names are defined in the main config file)... <text:line-break/><text:line-break/><text:span text:style-name="T1">completed</text:span> - METs files are moved to this directory after successful ingest. <text:line-break/><text:span text:style-name="T1">completedBatchFiles</text:span> -batch files are put here after being split into mets files. <text:line-break/><text:span text:style-name="T1">failed</text:span> - METs file are moved to this directory if they fail to ingest. <text:line-break/><text:span text:style-name="T1">failedBatchFiles</text:span> -batch files that cannot be split due to format errors are put here. <text:line-break/><text:span text:style-name="T1">files</text:span> - contains the PCOs referred to in the METs files. <text:line-break/><text:span text:style-name="T1">images</text:span> not currently used july-2012 <text:span text:style-name="T1">logs</text:span> - contains reports about each run of the batch ingest. <text:line-break/><text:span text:style-name="T1">mets</text:span> - contains the new and update directories containing METs XML records that are to be ingested. <text:line-break/><text:span text:style-name="T1">tasksTemp</text:span> - a temporary folder, use by remote ingest tasks, (tasks not started from the GUI). <text:line-break/><text:span text:style-name="T1">work</text:span> - used by ingest for temp file storage. Also XML files that are going to be split, into separate METS files, prior to ingest are stored here. <text:line-break/><text:line-break/><text:span text:style-name="Emphasis"><text:span text:style-name="T1">batch set</text:span></text:span><text:span text:style-name="T1"> </text:span>directory structure <text:span text:style-name="T1">example...</text:span> </text:p>
      <table:table table:name="Table1" table:style-name="Table1">
        <table:table-column table:style-name="Table1.A"/>
        <table:table-column table:style-name="Table1.B" table:number-columns-repeated="2"/>
        <table:table-column table:style-name="Table1.D"/>
        <text:soft-page-break/>
        <table:table-row>
          <table:table-cell table:style-name="Table1.A1" table:number-columns-spanned="4" office:value-type="string">
            <text:p text:style-name="Table_20_Contents"><text:span text:style-name="T1">batch_space</text:span> (location and name set in WEB-INF/config/fedorapp.properties) </text:p>
          </table:table-cell>
          <table:covered-table-cell/>
          <table:covered-table-cell/>
          <table:covered-table-cell/>
        </table:table-row>
        <table:table-row>
          <table:table-cell table:style-name="Table1.A1" office:value-type="string">
            <text:p text:style-name="Table_20_Contents"> </text:p>
          </table:table-cell>
          <table:table-cell table:style-name="Table1.A1" table:number-columns-spanned="3" office:value-type="string">
            <text:p text:style-name="Table_20_Contents"><text:span text:style-name="T1">codu</text:span> (institution - determined at runtime from directory names) </text:p>
          </table:table-cell>
          <table:covered-table-cell/>
          <table:covered-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table:number-columns-spanned="2" office:value-type="string">
            <text:p text:style-name="Table_20_Contents"><text:span text:style-name="T1">frid</text:span> (batch set - determined at runtime from directory names) </text:p>
          </table:table-cell>
          <table:covered-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text:span text:style-name="T1">completed</text:span>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text:span text:style-name="T1">completedBatchFiles</text:span>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text:span text:style-name="T1">failed</text:span>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text:span text:style-name="T1">failedBatchFiles</text:span>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text:span text:style-name="T1">files</text:span>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text:span text:style-name="T1">images</text:span>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text:span text:style-name="T1">logs</text:span>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text:span text:style-name="T1">mets</text:span> <text:line-break/>    <text:span text:style-name="T1">new</text:span><text:line-break/>    <text:span text:style-name="T1">updates</text:span>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text:span text:style-name="T1">tasksTemp</text:span>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P4">work</text:p>
          </table:table-cell>
        </table:table-row>
      </table:table>
      <text:p text:style-name="Text_20_body"/>
      <text:p text:style-name="Text_20_body"/>
      <text:p text:style-name="Text_20_body">FedoraProx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Gothic" svg:font-family="'VL Gothic'"/>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8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L Gothic" fo:font-size="8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VL Gothic" fo:font-size="8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L Gothic" fo:font-size="7pt" style:font-size-asian="12pt"/>
    </style:style>
    <style:style style:name="Caption" style:family="paragraph" style:parent-style-name="Standard" style:class="extra">
      <style:paragraph-properties fo:margin-top="0.0835in" fo:margin-bottom="0.0835in" text:number-lines="false" text:line-number="0"/>
      <style:text-properties style:font-name="VL Gothic"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VL Gothic" fo:font-size="7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et </meta:initial-creator>
    <meta:creation-date>2012-07-25T12:43:54</meta:creation-date>
    <meta:document-statistic meta:table-count="1" meta:image-count="0" meta:object-count="0" meta:page-count="2" meta:paragraph-count="48" meta:word-count="643" meta:character-count="3986"/>
    <dc:date>2012-07-27T15:30:20</dc:date>
    <dc:creator>Chet </dc:creator>
    <meta:editing-duration>PT50H31M16S</meta:editing-duration>
    <meta:editing-cycles>1</meta:editing-cycles>
    <meta:generator>OpenOffice.org/3.2$Unix OpenOffice.org_project/320m12$Build-9483</meta:generator>
  </office:meta>
</office:document-meta>
</file>